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7.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92cm" fo:min-width="7.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208cm" fo:min-width="7.1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033cm" fo:min-width="10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6.417cm" fo:min-width="10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9cm" fo:min-width="10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10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9.35cm" fo:min-width="10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5.25cm" fo:min-width="10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5.3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5.3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2.45cm" fo:min-width="5.3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245cm" fo:min-width="10.3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3.393cm" fo:min-width="10.3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3.421cm" fo:min-width="10.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start"/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12pt" style:font-size-asian="14pt" style:font-size-complex="14pt"/>
    </style:style>
    <style:style style:name="P6" style:family="paragraph">
      <loext:graphic-properties draw:fill-color="#ffffff"/>
      <style:paragraph-properties fo:text-align="start"/>
      <style:text-properties fo:font-size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7.6cm" svg:height="1.1cm" svg:x="12.6cm" svg:y="13.1cm">
            <text:p text:style-name="P1">Song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7.6cm" svg:height="1.342cm" svg:x="12.6cm" svg:y="16.6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7.6cm" svg:height="2.458cm" svg:x="12.6cm" svg:y="14.2cm">
            <text:p text:style-name="P4"><text:span text:style-name="T1">@title == String</text:span></text:p>
            <text:p text:style-name="P4"><text:span text:style-name="T1">@Artist == String</text:span></text:p>
            <text:p text:style-name="P4"><text:span text:style-name="T1">@lyrics == String</text:span></text:p>
            <text:p text:style-name="P4"><text:span text:style-name="T1">@length_in_seconds == Integer 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2" draw:layer="layout" svg:width="10.5cm" svg:height="1.283cm" svg:x="12.6cm" svg:y="1.5cm">
            <text:p text:style-name="P1">Guest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10.5cm" svg:height="6.667cm" svg:x="12.6cm" svg:y="5.933cm">
            <text:p text:style-name="P4"><text:span text:style-name="T2">favourite_song?(Song)</text:span></text:p>
            <text:p text:style-name="P4"><text:span text:style-name="T2">cheer()</text:span></text:p>
            <text:p text:style-name="P4"><text:span text:style-name="T2">reduce_money()</text:span></text:p>
            <text:p text:style-name="P4"><text:span text:style-name="T2">increase_money()</text:span></text:p>
            <text:p text:style-name="P4"><text:span text:style-name="T2">sing(Song)</text:span></text:p>
            <text:p text:style-name="P4"><text:span text:style-name="T2">Eat()</text:span></text:p>
            <text:p text:style-name="P4"><text:span text:style-name="T2">has_food?()</text:span></text:p>
            <text:p text:style-name="P4"><text:span text:style-name="T2">Drink()</text:span></text:p>
            <text:p text:style-name="P4"><text:span text:style-name="T2">has_drink?()</text:span></text:p>
            <text:p text:style-name="P4"><text:span text:style-name="T2">has_consumable(consumable)</text:span></text:p>
            <text:p text:style-name="P4"><text:span text:style-name="T2"/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0.5cm" svg:height="3.15cm" svg:x="12.6cm" svg:y="2.783cm">
            <text:p text:style-name="P4"><text:span text:style-name="T2">@Name == String</text:span></text:p>
            <text:p text:style-name="P4"><text:span text:style-name="T2">@Money == Integer</text:span></text:p>
            <text:p text:style-name="P4"><text:span text:style-name="T2">@fav_song == Song</text:span></text:p>
            <text:p text:style-name="P4"><text:span text:style-name="T2">@consumables == Array (type Consumable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2" draw:layer="layout" svg:width="10.5cm" svg:height="1.1cm" svg:x="1.5cm" svg:y="1.4cm">
            <text:p text:style-name="P1">Roo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0.5cm" svg:height="9.6cm" svg:x="1.5cm" svg:y="8cm">
            <text:p text:style-name="P4"><text:span text:style-name="T2">current_guests() - returns new array</text:span></text:p>
            <text:p text:style-name="P4"><text:span text:style-name="T2">space_for_guests?(Array (type Guest))</text:span></text:p>
            <text:p text:style-name="P4"><text:span text:style-name="T2">check_in_guests(Array (type Guest))</text:span></text:p>
            <text:p text:style-name="P4"><text:span text:style-name="T2">guests_can_pay?(Array (type Guest))</text:span></text:p>
            <text:p text:style-name="P4"><text:span text:style-name="T2">get_payment_from_guests()</text:span></text:p>
            <text:p text:style-name="P4"><text:span text:style-name="T2">remove_guests()</text:span></text:p>
            <text:p text:style-name="P4"><text:span text:style-name="T2">number_of_guests()</text:span></text:p>
            <text:p text:style-name="P4"><text:span text:style-name="T2">get_current_song()</text:span></text:p>
            <text:p text:style-name="P4"><text:span text:style-name="T2">add_song(Song)</text:span></text:p>
            <text:p text:style-name="P4"><text:span text:style-name="T2">song_in_room?(Song)</text:span></text:p>
            <text:p text:style-name="P4"><text:span text:style-name="T2">remove_song(Song)</text:span></text:p>
            <text:p text:style-name="P4"><text:span text:style-name="T2">play_next_song()</text:span></text:p>
            <text:p text:style-name="P4"><text:span text:style-name="T2">play_random_song()</text:span></text:p>
            <text:p text:style-name="P4"><text:span text:style-name="T2">Room.reset_total_rooms_counter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10.5cm" svg:height="5.5cm" svg:x="1.5cm" svg:y="2.5cm">
            <text:p text:style-name="P4"><text:span text:style-name="T2">@@total_rooms == Integer</text:span></text:p>
            <text:p text:style-name="P4"><text:span text:style-name="T2">@room_number == Integer</text:span></text:p>
            <text:p text:style-name="P4"><text:span text:style-name="T2">@Guests = Array (type Guest)</text:span></text:p>
            <text:p text:style-name="P4"><text:span text:style-name="T2">@Songs == Array (type Song)</text:span></text:p>
            <text:p text:style-name="P4"><text:span text:style-name="T2">@capacity == Integer</text:span></text:p>
            <text:p text:style-name="P4"><text:span text:style-name="T2">@entry_fee == Integer </text:span></text:p>
            <text:p text:style-name="P4"><text:span text:style-name="T2">@current_song_index == Integ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0" draw:text-style-name="P2" draw:layer="layout" svg:width="5.8cm" svg:height="1.1cm" svg:x="13.1cm" svg:y="19.6cm">
            <text:p text:style-name="P1">Consumable</text:p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5.8cm" svg:height="1.6cm" svg:x="13.1cm" svg:y="23.4cm">
            <text:p text:style-name="P4"><text:span text:style-name="T2">No methods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5.8cm" svg:height="2.7cm" svg:x="13.1cm" svg:y="20.7cm">
            <text:p text:style-name="P4"><text:span text:style-name="T2">@Name == String</text:span></text:p>
            <text:p text:style-name="P4"><text:span text:style-name="T2">@cost == Integer</text:span></text:p>
            <text:p text:style-name="P4"><text:span text:style-name="T2">@type == Symbol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2" draw:layer="layout" svg:width="10.8cm" svg:height="1.495cm" svg:x="1.5cm" svg:y="18.3cm">
            <text:p text:style-name="P1">Bar</text:p>
            <draw:enhanced-geometry svg:viewBox="0 0 21600 21600" draw:type="rectangle" draw:enhanced-path="M 0 0 L 21600 0 21600 21600 0 21600 0 0 Z N"/>
          </draw:custom-shape>
          <draw:custom-shape draw:style-name="gr14" draw:text-style-name="P6" draw:layer="layout" svg:width="10.8cm" svg:height="3.643cm" svg:x="1.5cm" svg:y="23.357cm">
            <text:p text:style-name="P4"><text:span text:style-name="T2">get_menu()</text:span></text:p>
            <text:p text:style-name="P4"><text:span text:style-name="T2">sell_to_guest(guest, consumable)</text:span></text:p>
            <text:p text:style-name="P4"><text:span text:style-name="T2">take_money(guest, amount)</text:span></text:p>
            <text:p text:style-name="P4"><text:span text:style-name="T2">add_consumable(consumable)</text:span></text:p>
            <text:p text:style-name="P4"><text:span text:style-name="T2">remove_consumable(consumable)</text:span></text:p>
            <text:p text:style-name="P4"><text:span text:style-name="T2">consumable_available?(consumable)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6" draw:layer="layout" svg:width="10.8cm" svg:height="3.671cm" svg:x="1.5cm" svg:y="19.795cm">
            <text:p text:style-name="P4"><text:span text:style-name="T2">@consumables == Array (type Consumable)</text:span></text:p>
            <text:p text:style-name="P4"><text:span text:style-name="T2">@profit = Integer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2T10:31:25.522363000</meta:creation-date>
    <dc:date>2017-06-05T00:03:18.592545000</dc:date>
    <meta:editing-duration>P1DT15H54M15S</meta:editing-duration>
    <meta:editing-cycles>51</meta:editing-cycles>
    <meta:generator>LibreOffice/5.2.6.2$MacOSX_X86_64 LibreOffice_project/a3100ed2409ebf1c212f5048fbe377c281438fdc</meta:generator>
    <meta:document-statistic meta:object-count="20"/>
  </office:meta>
</office:document-meta>
</file>